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2.55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253" style:family="graphic" style:parent-style-name="objectwithoutfill">
      <style:graphic-properties svg:stroke-color="#00ff00" draw:fill="none" draw:textarea-vertical-align="middle"/>
    </style:style>
    <style:style style:name="gr25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text-align="end"/>
    </style:style>
    <style:style style:name="P27" style:family="paragraph">
      <style:paragraph-properties fo:text-align="start"/>
    </style:style>
    <style:style style:name="P28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public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21" draw:text-style-name="P7" draw:layer="layout" svg:width="1.158cm" svg:height="1.347cm" svg:x="12.772cm" svg:y="6.25cm" svg:viewBox="0 0 1159 1348" draw:points="0,1348 0,708 1159,0 1159,674">
              <text:p/>
            </draw:polygon>
            <draw:polygon draw:style-name="gr22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23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24" draw:text-style-name="P11" draw:layer="layout" svg:width="0.232cm" svg:height="0.134cm" svg:x="12.649cm" svg:y="6.351cm" svg:viewBox="0 0 233 135" draw:points="117,135 0,67 117,0 233,67">
              <text:p/>
            </draw:polygon>
            <draw:polygon draw:style-name="gr25" draw:text-style-name="P11" draw:layer="layout" svg:width="0.232cm" svg:height="0.134cm" svg:x="12.474cm" svg:y="6.25cm" svg:viewBox="0 0 233 135" draw:points="117,135 0,67 117,0 233,67">
              <text:p/>
            </draw:polygon>
            <draw:polygon draw:style-name="gr26" draw:text-style-name="P11" draw:layer="layout" svg:width="0.232cm" svg:height="0.134cm" svg:x="12.649cm" svg:y="6.149cm" svg:viewBox="0 0 233 135" draw:points="117,135 0,67 117,0 233,67">
              <text:p/>
            </draw:polygon>
            <draw:polygon draw:style-name="gr27" draw:text-style-name="P11" draw:layer="layout" svg:width="0.232cm" svg:height="0.134cm" svg:x="12.824cm" svg:y="6.25cm" svg:viewBox="0 0 233 135" draw:points="117,135 0,67 117,0 233,67">
              <text:p/>
            </draw:polygon>
            <draw:line draw:style-name="gr28" draw:text-style-name="P6" draw:layer="layout" svg:x1="12.241cm" svg:y1="7.26cm" svg:x2="12.358cm" svg:y2="7.193cm">
              <text:p/>
            </draw:line>
            <draw:line draw:style-name="gr29" draw:text-style-name="P6" draw:layer="layout" svg:x1="12.008cm" svg:y1="6.485cm" svg:x2="13.115cm" svg:y2="5.845cm">
              <text:p/>
            </draw:line>
            <draw:line draw:style-name="gr30" draw:text-style-name="P6" draw:layer="layout" svg:x1="12.882cm" svg:y1="7.126cm" svg:x2="13.814cm" svg:y2="6.587cm">
              <text:p/>
            </draw:line>
            <draw:line draw:style-name="gr31" draw:text-style-name="P6" draw:layer="layout" svg:x1="12.882cm" svg:y1="7.227cm" svg:x2="13.814cm" svg:y2="6.688cm">
              <text:p/>
            </draw:line>
            <draw:line draw:style-name="gr32" draw:text-style-name="P6" draw:layer="layout" svg:x1="12.882cm" svg:y1="7.328cm" svg:x2="13.814cm" svg:y2="6.789cm">
              <text:p/>
            </draw:line>
            <draw:line draw:style-name="gr33" draw:text-style-name="P6" draw:layer="layout" svg:x1="12.882cm" svg:y1="7.429cm" svg:x2="13.814cm" svg:y2="6.89cm">
              <text:p/>
            </draw:line>
            <draw:line draw:style-name="gr34" draw:text-style-name="P6" draw:layer="layout" svg:x1="12.474cm" svg:y1="6.755cm" svg:x2="13.581cm" svg:y2="6.115cm">
              <text:p/>
            </draw:line>
            <draw:line draw:style-name="gr35" draw:text-style-name="P6" draw:layer="layout" svg:x1="12.882cm" svg:y1="7.025cm" svg:x2="13.814cm" svg:y2="6.486cm">
              <text:p/>
            </draw:line>
            <draw:line draw:style-name="gr36" draw:text-style-name="P6" draw:layer="layout" svg:x1="12.416cm" svg:y1="6.89cm" svg:x2="12.707cm" svg:y2="7.059cm">
              <text:p/>
            </draw:line>
            <draw:line draw:style-name="gr37" draw:text-style-name="P6" draw:layer="layout" svg:x1="12.474cm" svg:y1="7.025cm" svg:x2="12.707cm" svg:y2="7.16cm">
              <text:p/>
            </draw:line>
            <draw:line draw:style-name="gr38" draw:text-style-name="P6" draw:layer="layout" svg:x1="12.474cm" svg:y1="7.126cm" svg:x2="12.707cm" svg:y2="7.261cm">
              <text:p/>
            </draw:line>
            <draw:line draw:style-name="gr39" draw:text-style-name="P6" draw:layer="layout" svg:x1="12.416cm" svg:y1="7.193cm" svg:x2="12.707cm" svg:y2="7.362cm">
              <text:p/>
            </draw:line>
            <draw:line draw:style-name="gr40" draw:text-style-name="P6" draw:layer="layout" svg:x1="12.357cm" svg:y1="7.26cm" svg:x2="12.707cm" svg:y2="7.462cm">
              <text:p/>
            </draw:line>
            <draw:line draw:style-name="gr41" draw:text-style-name="P6" draw:layer="layout" svg:x1="11.658cm" svg:y1="6.452cm" svg:x2="12.008cm" svg:y2="6.654cm">
              <text:p/>
            </draw:line>
            <draw:line draw:style-name="gr42" draw:text-style-name="P6" draw:layer="layout" svg:x1="11.658cm" svg:y1="6.553cm" svg:x2="12.008cm" svg:y2="6.755cm">
              <text:p/>
            </draw:line>
            <draw:line draw:style-name="gr43" draw:text-style-name="P6" draw:layer="layout" svg:x1="11.658cm" svg:y1="6.654cm" svg:x2="12.008cm" svg:y2="6.856cm">
              <text:p/>
            </draw:line>
            <draw:line draw:style-name="gr44" draw:text-style-name="P6" draw:layer="layout" svg:x1="11.658cm" svg:y1="6.755cm" svg:x2="12.008cm" svg:y2="6.957cm">
              <text:p/>
            </draw:line>
            <draw:line draw:style-name="gr45" draw:text-style-name="P6" draw:layer="layout" svg:x1="11.658cm" svg:y1="6.856cm" svg:x2="12.008cm" svg:y2="7.058cm">
              <text:p/>
            </draw:line>
            <draw:path draw:style-name="gr46" draw:text-style-name="P7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47" draw:text-style-name="P8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48" draw:text-style-name="P6" draw:layer="layout" svg:x1="11.891cm" svg:y1="6.721cm" svg:x2="12.066cm" svg:y2="6.62cm">
              <text:p/>
            </draw:line>
            <draw:path draw:style-name="gr49" draw:text-style-name="P9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67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0" draw:text-style-name="P13" draw:layer="layout" svg:width="0.474cm" svg:height="0.957cm" svg:x="13.961cm" svg:y="6.615cm" svg:viewBox="0 0 475 958" draw:points="475,958 475,274 0,0 0,685">
          <text:p/>
        </draw:polygon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71" draw:text-style-name="P3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72" draw:text-style-name="P5" draw:layer="layout" svg:width="0.772cm" svg:height="0.447cm" svg:x="19.825cm" svg:y="6.014cm" svg:viewBox="0 0 773 448" draw:points="258,0 0,149 0,298 258,448 516,448 773,298">
              <text:p/>
            </draw:polygon>
            <draw:polygon draw:style-name="gr73" draw:text-style-name="P15" draw:layer="layout" svg:width="0.257cm" svg:height="0.447cm" svg:x="20.341cm" svg:y="6.536cm" svg:viewBox="0 0 258 448" draw:points="258,298 258,0 0,149 0,448">
              <text:p/>
            </draw:polygon>
            <draw:polygon draw:style-name="gr74" draw:text-style-name="P16" draw:layer="layout" svg:width="0.257cm" svg:height="0.297cm" svg:x="20.083cm" svg:y="6.685cm" svg:viewBox="0 0 258 298" draw:points="258,298 258,0 0,0 0,298">
              <text:p/>
            </draw:polygon>
            <draw:polygon draw:style-name="gr75" draw:text-style-name="P16" draw:layer="layout" svg:width="0.257cm" svg:height="0.447cm" svg:x="19.825cm" svg:y="6.536cm" svg:viewBox="0 0 258 448" draw:points="258,448 258,149 0,0 0,298">
              <text:p/>
            </draw:polygon>
            <draw:polygon draw:style-name="gr76" draw:text-style-name="P7" draw:layer="layout" svg:width="0.257cm" svg:height="0.372cm" svg:x="20.341cm" svg:y="6.312cm" svg:viewBox="0 0 258 373" draw:points="258,224 258,0 0,149 0,373">
              <text:p/>
            </draw:polygon>
            <draw:polygon draw:style-name="gr77" draw:text-style-name="P17" draw:layer="layout" svg:width="0.257cm" svg:height="0.223cm" svg:x="20.083cm" svg:y="6.462cm" svg:viewBox="0 0 258 224" draw:points="258,224 258,0 0,0 0,224">
              <text:p/>
            </draw:polygon>
            <draw:polygon draw:style-name="gr78" draw:text-style-name="P4" draw:layer="layout" svg:width="0.257cm" svg:height="0.372cm" svg:x="19.825cm" svg:y="6.312cm" svg:viewBox="0 0 258 373" draw:points="258,373 258,149 0,0 0,224">
              <text:p/>
            </draw:polygon>
            <draw:polygon draw:style-name="gr79" draw:text-style-name="P4" draw:layer="layout" svg:width="0.257cm" svg:height="0.223cm" svg:x="20.341cm" svg:y="6.835cm" svg:viewBox="0 0 258 224" draw:points="258,75 258,0 0,149 0,224">
              <text:p/>
            </draw:polygon>
            <draw:polygon draw:style-name="gr80" draw:text-style-name="P17" draw:layer="layout" svg:width="0.257cm" svg:height="0.074cm" svg:x="20.083cm" svg:y="6.984cm" svg:viewBox="0 0 258 75" draw:points="258,75 258,0 0,0 0,75">
              <text:p/>
            </draw:polygon>
            <draw:polygon draw:style-name="gr81" draw:text-style-name="P4" draw:layer="layout" svg:width="0.257cm" svg:height="0.223cm" svg:x="19.825cm" svg:y="6.835cm" svg:viewBox="0 0 258 224" draw:points="258,224 258,149 0,0 0,75">
              <text:p/>
            </draw:polygon>
            <draw:polygon draw:style-name="gr82" draw:text-style-name="P9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83" draw:text-style-name="P18" draw:layer="layout" svg:x1="17.267cm" svg:y1="14.265cm" svg:x2="19.934cm" svg:y2="12.798cm">
          <text:p/>
        </draw:line>
        <draw:line draw:style-name="gr83" draw:text-style-name="P18" draw:layer="layout" svg:x1="13cm" svg:y1="16.265cm" svg:x2="19.867cm" svg:y2="12.531cm">
          <text:p/>
        </draw:line>
        <draw:line draw:style-name="gr83" draw:text-style-name="P18" draw:layer="layout" svg:x1="20.4cm" svg:y1="13.065cm" svg:x2="19.933cm" svg:y2="12.798cm">
          <text:p/>
        </draw:line>
        <draw:line draw:style-name="gr83" draw:text-style-name="P18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4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85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86" draw:text-style-name="P19" draw:layer="layout" svg:width="1.421cm" svg:height="0.821cm" svg:x="16.47cm" svg:y="14.624cm" svg:viewBox="0 0 1422 822" draw:points="1422,212 1055,0 0,610 367,822">
              <text:p/>
            </draw:polygon>
            <draw:polygon draw:style-name="gr87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88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89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90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91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92" draw:text-style-name="P6" draw:layer="layout" svg:x1="17.8cm" svg:y1="14.783cm" svg:x2="16.745cm" svg:y2="15.393cm">
              <text:p/>
            </draw:line>
            <draw:line draw:style-name="gr93" draw:text-style-name="P6" draw:layer="layout" svg:x1="17.708cm" svg:y1="14.73cm" svg:x2="16.653cm" svg:y2="15.34cm">
              <text:p/>
            </draw:line>
            <draw:line draw:style-name="gr94" draw:text-style-name="P6" draw:layer="layout" svg:x1="17.616cm" svg:y1="14.677cm" svg:x2="16.561cm" svg:y2="15.287cm">
              <text:p/>
            </draw:line>
            <draw:line draw:style-name="gr95" draw:text-style-name="P6" draw:layer="layout" svg:x1="16.7cm" svg:y1="15.207cm" svg:x2="16.608cm" svg:y2="15.154cm">
              <text:p/>
            </draw:line>
            <draw:line draw:style-name="gr96" draw:text-style-name="P6" draw:layer="layout" svg:x1="16.791cm" svg:y1="15.154cm" svg:x2="16.699cm" svg:y2="15.101cm">
              <text:p/>
            </draw:line>
            <draw:line draw:style-name="gr97" draw:text-style-name="P6" draw:layer="layout" svg:x1="16.883cm" svg:y1="15.101cm" svg:x2="16.791cm" svg:y2="15.048cm">
              <text:p/>
            </draw:line>
            <draw:line draw:style-name="gr98" draw:text-style-name="P6" draw:layer="layout" svg:x1="16.837cm" svg:y1="15.233cm" svg:x2="16.745cm" svg:y2="15.18cm">
              <text:p/>
            </draw:line>
            <draw:line draw:style-name="gr99" draw:text-style-name="P6" draw:layer="layout" svg:x1="16.929cm" svg:y1="15.18cm" svg:x2="16.837cm" svg:y2="15.127cm">
              <text:p/>
            </draw:line>
            <draw:line draw:style-name="gr100" draw:text-style-name="P6" draw:layer="layout" svg:x1="17.02cm" svg:y1="15.127cm" svg:x2="16.928cm" svg:y2="15.074cm">
              <text:p/>
            </draw:line>
            <draw:line draw:style-name="gr101" draw:text-style-name="P6" draw:layer="layout" svg:x1="16.975cm" svg:y1="15.048cm" svg:x2="16.883cm" svg:y2="14.995cm">
              <text:p/>
            </draw:line>
            <draw:line draw:style-name="gr102" draw:text-style-name="P6" draw:layer="layout" svg:x1="17.112cm" svg:y1="15.074cm" svg:x2="17.02cm" svg:y2="15.021cm">
              <text:p/>
            </draw:line>
            <draw:line draw:style-name="gr103" draw:text-style-name="P6" draw:layer="layout" svg:x1="17.067cm" svg:y1="14.995cm" svg:x2="16.975cm" svg:y2="14.942cm">
              <text:p/>
            </draw:line>
            <draw:line draw:style-name="gr104" draw:text-style-name="P6" draw:layer="layout" svg:x1="17.158cm" svg:y1="14.942cm" svg:x2="17.066cm" svg:y2="14.889cm">
              <text:p/>
            </draw:line>
            <draw:line draw:style-name="gr105" draw:text-style-name="P6" draw:layer="layout" svg:x1="17.25cm" svg:y1="14.889cm" svg:x2="17.158cm" svg:y2="14.836cm">
              <text:p/>
            </draw:line>
            <draw:line draw:style-name="gr106" draw:text-style-name="P6" draw:layer="layout" svg:x1="17.204cm" svg:y1="15.021cm" svg:x2="17.112cm" svg:y2="14.968cm">
              <text:p/>
            </draw:line>
            <draw:line draw:style-name="gr107" draw:text-style-name="P6" draw:layer="layout" svg:x1="17.296cm" svg:y1="14.968cm" svg:x2="17.204cm" svg:y2="14.915cm">
              <text:p/>
            </draw:line>
            <draw:line draw:style-name="gr108" draw:text-style-name="P6" draw:layer="layout" svg:x1="17.387cm" svg:y1="14.915cm" svg:x2="17.295cm" svg:y2="14.862cm">
              <text:p/>
            </draw:line>
            <draw:line draw:style-name="gr109" draw:text-style-name="P6" draw:layer="layout" svg:x1="17.342cm" svg:y1="14.836cm" svg:x2="17.25cm" svg:y2="14.783cm">
              <text:p/>
            </draw:line>
            <draw:line draw:style-name="gr110" draw:text-style-name="P6" draw:layer="layout" svg:x1="17.479cm" svg:y1="14.862cm" svg:x2="17.387cm" svg:y2="14.809cm">
              <text:p/>
            </draw:line>
            <draw:line draw:style-name="gr111" draw:text-style-name="P6" draw:layer="layout" svg:x1="17.433cm" svg:y1="14.783cm" svg:x2="17.341cm" svg:y2="14.73cm">
              <text:p/>
            </draw:line>
            <draw:line draw:style-name="gr112" draw:text-style-name="P6" draw:layer="layout" svg:x1="17.525cm" svg:y1="14.73cm" svg:x2="17.433cm" svg:y2="14.677cm">
              <text:p/>
            </draw:line>
            <draw:line draw:style-name="gr113" draw:text-style-name="P6" draw:layer="layout" svg:x1="17.571cm" svg:y1="14.809cm" svg:x2="17.479cm" svg:y2="14.756cm">
              <text:p/>
            </draw:line>
            <draw:line draw:style-name="gr114" draw:text-style-name="P6" draw:layer="layout" svg:x1="16.975cm" svg:y1="15.26cm" svg:x2="16.883cm" svg:y2="15.207cm">
              <text:p/>
            </draw:line>
            <draw:line draw:style-name="gr115" draw:text-style-name="P6" draw:layer="layout" svg:x1="17.067cm" svg:y1="15.207cm" svg:x2="16.975cm" svg:y2="15.154cm">
              <text:p/>
            </draw:line>
            <draw:line draw:style-name="gr116" draw:text-style-name="P6" draw:layer="layout" svg:x1="17.158cm" svg:y1="15.154cm" svg:x2="17.066cm" svg:y2="15.101cm">
              <text:p/>
            </draw:line>
            <draw:line draw:style-name="gr117" draw:text-style-name="P6" draw:layer="layout" svg:x1="17.204cm" svg:y1="15.233cm" svg:x2="17.112cm" svg:y2="15.18cm">
              <text:p/>
            </draw:line>
            <draw:line draw:style-name="gr118" draw:text-style-name="P6" draw:layer="layout" svg:x1="17.296cm" svg:y1="15.18cm" svg:x2="17.204cm" svg:y2="15.127cm">
              <text:p/>
            </draw:line>
            <draw:line draw:style-name="gr119" draw:text-style-name="P6" draw:layer="layout" svg:x1="17.25cm" svg:y1="15.101cm" svg:x2="17.158cm" svg:y2="15.048cm">
              <text:p/>
            </draw:line>
            <draw:line draw:style-name="gr120" draw:text-style-name="P6" draw:layer="layout" svg:x1="17.342cm" svg:y1="15.048cm" svg:x2="17.25cm" svg:y2="14.995cm">
              <text:p/>
            </draw:line>
            <draw:line draw:style-name="gr121" draw:text-style-name="P6" draw:layer="layout" svg:x1="17.433cm" svg:y1="14.995cm" svg:x2="17.341cm" svg:y2="14.942cm">
              <text:p/>
            </draw:line>
            <draw:line draw:style-name="gr122" draw:text-style-name="P6" draw:layer="layout" svg:x1="17.525cm" svg:y1="14.942cm" svg:x2="17.433cm" svg:y2="14.889cm">
              <text:p/>
            </draw:line>
            <draw:line draw:style-name="gr123" draw:text-style-name="P6" draw:layer="layout" svg:x1="17.663cm" svg:y1="14.968cm" svg:x2="17.571cm" svg:y2="14.915cm">
              <text:p/>
            </draw:line>
            <draw:line draw:style-name="gr124" draw:text-style-name="P6" draw:layer="layout" svg:x1="17.617cm" svg:y1="14.889cm" svg:x2="17.525cm" svg:y2="14.836cm">
              <text:p/>
            </draw:line>
            <draw:line draw:style-name="gr125" draw:text-style-name="P6" draw:layer="layout" svg:x1="17.755cm" svg:y1="14.915cm" svg:x2="17.663cm" svg:y2="14.862cm">
              <text:p/>
            </draw:line>
            <draw:line draw:style-name="gr126" draw:text-style-name="P6" draw:layer="layout" svg:x1="17.02cm" svg:y1="15.34cm" svg:x2="16.928cm" svg:y2="15.287cm">
              <text:p/>
            </draw:line>
            <draw:line draw:style-name="gr127" draw:text-style-name="P6" draw:layer="layout" svg:x1="17.112cm" svg:y1="15.286cm" svg:x2="17.02cm" svg:y2="15.233cm">
              <text:p/>
            </draw:line>
            <draw:polygon draw:style-name="gr128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129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30" draw:text-style-name="P20" draw:layer="layout" svg:width="0.55cm" svg:height="0.317cm" svg:x="17.295cm" svg:y="15.074cm" svg:viewBox="0 0 551 318" draw:points="551,133 321,0 0,186 229,318">
              <text:p/>
            </draw:polygon>
            <draw:line draw:style-name="gr131" draw:text-style-name="P6" draw:layer="layout" svg:x1="16.745cm" svg:y1="15.286cm" svg:x2="16.653cm" svg:y2="15.233cm">
              <text:p/>
            </draw:line>
            <draw:line draw:style-name="gr132" draw:text-style-name="P6" draw:layer="layout" svg:x1="16.883cm" svg:y1="15.313cm" svg:x2="16.791cm" svg:y2="15.26cm">
              <text:p/>
            </draw:line>
          </draw:g>
        </draw:g>
        <draw:line draw:style-name="gr83" draw:text-style-name="P18" draw:layer="layout" svg:x1="20.567cm" svg:y1="12.598cm" svg:x2="19.669cm" svg:y2="12.049cm">
          <text:p/>
        </draw:line>
        <draw:line draw:style-name="gr83" draw:text-style-name="P18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33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34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35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36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37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38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39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40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41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42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83" draw:text-style-name="P18" draw:layer="layout" svg:x1="21.701cm" svg:y1="12.303cm" svg:x2="20.812cm" svg:y2="11.795cm">
          <text:p/>
        </draw:line>
        <draw:line draw:style-name="gr83" draw:text-style-name="P18" draw:layer="layout" svg:x1="20.202cm" svg:y1="12.102cm" svg:x2="20.812cm" svg:y2="11.795cm">
          <text:p/>
        </draw:line>
        <draw:line draw:style-name="gr83" draw:text-style-name="P18" draw:layer="layout" svg:x1="19.669cm" svg:y1="12.049cm" svg:x2="25.827cm" svg:y2="8.595cm">
          <text:p/>
        </draw:line>
        <draw:line draw:style-name="gr83" draw:text-style-name="P18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43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44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45" draw:text-style-name="P21" draw:layer="layout" svg:width="0.965cm" svg:height="1.306cm" svg:x="22.892cm" svg:y="10.958cm" svg:viewBox="0 0 966 1307" draw:points="966,1307 966,560 0,0 0,747">
              <text:p/>
            </draw:polygon>
            <draw:polygon draw:style-name="gr146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47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48" draw:text-style-name="P21" draw:layer="layout" svg:width="0.643cm" svg:height="0.372cm" svg:x="23.858cm" svg:y="10.584cm" svg:viewBox="0 0 644 373" draw:points="644,373 0,0 0,149">
              <text:p/>
            </draw:polygon>
            <draw:polygon draw:style-name="gr149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50" draw:text-style-name="P6" draw:layer="layout" svg:x1="23.278cm" svg:y1="10.995cm" svg:x2="23.793cm" svg:y2="10.696cm">
              <text:p/>
            </draw:line>
            <draw:polygon draw:style-name="gr151" draw:text-style-name="P21" draw:layer="layout" svg:width="0.643cm" svg:height="0.354cm" svg:x="24.019cm" svg:y="11.704cm" svg:viewBox="0 0 644 355" draw:points="644,261 0,0 0,149 644,355">
              <text:p/>
            </draw:polygon>
            <draw:polygon draw:style-name="gr152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153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54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155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56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57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58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59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60" draw:text-style-name="P19" draw:layer="layout" svg:width="1.421cm" svg:height="0.821cm" svg:x="21.686cm" svg:y="11.875cm" svg:viewBox="0 0 1422 822" draw:points="1422,212 1055,0 0,610 367,822">
              <text:p/>
            </draw:polygon>
            <draw:polygon draw:style-name="gr161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162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163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64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65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66" draw:text-style-name="P6" draw:layer="layout" svg:x1="23.016cm" svg:y1="12.034cm" svg:x2="21.961cm" svg:y2="12.644cm">
              <text:p/>
            </draw:line>
            <draw:line draw:style-name="gr167" draw:text-style-name="P6" draw:layer="layout" svg:x1="22.924cm" svg:y1="11.981cm" svg:x2="21.869cm" svg:y2="12.591cm">
              <text:p/>
            </draw:line>
            <draw:line draw:style-name="gr168" draw:text-style-name="P6" draw:layer="layout" svg:x1="22.832cm" svg:y1="11.928cm" svg:x2="21.777cm" svg:y2="12.538cm">
              <text:p/>
            </draw:line>
            <draw:line draw:style-name="gr169" draw:text-style-name="P6" draw:layer="layout" svg:x1="21.916cm" svg:y1="12.458cm" svg:x2="21.824cm" svg:y2="12.405cm">
              <text:p/>
            </draw:line>
            <draw:line draw:style-name="gr170" draw:text-style-name="P6" draw:layer="layout" svg:x1="22.007cm" svg:y1="12.405cm" svg:x2="21.915cm" svg:y2="12.352cm">
              <text:p/>
            </draw:line>
            <draw:line draw:style-name="gr171" draw:text-style-name="P6" draw:layer="layout" svg:x1="22.099cm" svg:y1="12.352cm" svg:x2="22.007cm" svg:y2="12.299cm">
              <text:p/>
            </draw:line>
            <draw:line draw:style-name="gr172" draw:text-style-name="P6" draw:layer="layout" svg:x1="22.053cm" svg:y1="12.484cm" svg:x2="21.961cm" svg:y2="12.431cm">
              <text:p/>
            </draw:line>
            <draw:line draw:style-name="gr173" draw:text-style-name="P6" draw:layer="layout" svg:x1="22.145cm" svg:y1="12.431cm" svg:x2="22.053cm" svg:y2="12.378cm">
              <text:p/>
            </draw:line>
            <draw:line draw:style-name="gr174" draw:text-style-name="P6" draw:layer="layout" svg:x1="22.236cm" svg:y1="12.378cm" svg:x2="22.144cm" svg:y2="12.325cm">
              <text:p/>
            </draw:line>
            <draw:line draw:style-name="gr175" draw:text-style-name="P6" draw:layer="layout" svg:x1="22.191cm" svg:y1="12.299cm" svg:x2="22.099cm" svg:y2="12.246cm">
              <text:p/>
            </draw:line>
            <draw:line draw:style-name="gr176" draw:text-style-name="P6" draw:layer="layout" svg:x1="22.328cm" svg:y1="12.325cm" svg:x2="22.236cm" svg:y2="12.272cm">
              <text:p/>
            </draw:line>
            <draw:line draw:style-name="gr177" draw:text-style-name="P6" draw:layer="layout" svg:x1="22.283cm" svg:y1="12.246cm" svg:x2="22.191cm" svg:y2="12.193cm">
              <text:p/>
            </draw:line>
            <draw:line draw:style-name="gr178" draw:text-style-name="P6" draw:layer="layout" svg:x1="22.374cm" svg:y1="12.193cm" svg:x2="22.282cm" svg:y2="12.14cm">
              <text:p/>
            </draw:line>
            <draw:line draw:style-name="gr179" draw:text-style-name="P6" draw:layer="layout" svg:x1="22.466cm" svg:y1="12.14cm" svg:x2="22.374cm" svg:y2="12.087cm">
              <text:p/>
            </draw:line>
            <draw:line draw:style-name="gr180" draw:text-style-name="P6" draw:layer="layout" svg:x1="22.42cm" svg:y1="12.272cm" svg:x2="22.328cm" svg:y2="12.219cm">
              <text:p/>
            </draw:line>
            <draw:line draw:style-name="gr181" draw:text-style-name="P6" draw:layer="layout" svg:x1="22.512cm" svg:y1="12.219cm" svg:x2="22.42cm" svg:y2="12.166cm">
              <text:p/>
            </draw:line>
            <draw:line draw:style-name="gr182" draw:text-style-name="P6" draw:layer="layout" svg:x1="22.603cm" svg:y1="12.166cm" svg:x2="22.511cm" svg:y2="12.113cm">
              <text:p/>
            </draw:line>
            <draw:line draw:style-name="gr183" draw:text-style-name="P6" draw:layer="layout" svg:x1="22.558cm" svg:y1="12.087cm" svg:x2="22.466cm" svg:y2="12.034cm">
              <text:p/>
            </draw:line>
            <draw:line draw:style-name="gr184" draw:text-style-name="P6" draw:layer="layout" svg:x1="22.695cm" svg:y1="12.113cm" svg:x2="22.603cm" svg:y2="12.06cm">
              <text:p/>
            </draw:line>
            <draw:line draw:style-name="gr185" draw:text-style-name="P6" draw:layer="layout" svg:x1="22.649cm" svg:y1="12.034cm" svg:x2="22.557cm" svg:y2="11.981cm">
              <text:p/>
            </draw:line>
            <draw:line draw:style-name="gr186" draw:text-style-name="P6" draw:layer="layout" svg:x1="22.741cm" svg:y1="11.981cm" svg:x2="22.649cm" svg:y2="11.928cm">
              <text:p/>
            </draw:line>
            <draw:line draw:style-name="gr187" draw:text-style-name="P6" draw:layer="layout" svg:x1="22.787cm" svg:y1="12.06cm" svg:x2="22.695cm" svg:y2="12.007cm">
              <text:p/>
            </draw:line>
            <draw:line draw:style-name="gr188" draw:text-style-name="P6" draw:layer="layout" svg:x1="22.191cm" svg:y1="12.511cm" svg:x2="22.099cm" svg:y2="12.458cm">
              <text:p/>
            </draw:line>
            <draw:line draw:style-name="gr189" draw:text-style-name="P6" draw:layer="layout" svg:x1="22.283cm" svg:y1="12.458cm" svg:x2="22.191cm" svg:y2="12.405cm">
              <text:p/>
            </draw:line>
            <draw:line draw:style-name="gr190" draw:text-style-name="P6" draw:layer="layout" svg:x1="22.374cm" svg:y1="12.405cm" svg:x2="22.282cm" svg:y2="12.352cm">
              <text:p/>
            </draw:line>
            <draw:line draw:style-name="gr191" draw:text-style-name="P6" draw:layer="layout" svg:x1="22.42cm" svg:y1="12.484cm" svg:x2="22.328cm" svg:y2="12.431cm">
              <text:p/>
            </draw:line>
            <draw:line draw:style-name="gr192" draw:text-style-name="P6" draw:layer="layout" svg:x1="22.512cm" svg:y1="12.431cm" svg:x2="22.42cm" svg:y2="12.378cm">
              <text:p/>
            </draw:line>
            <draw:line draw:style-name="gr193" draw:text-style-name="P6" draw:layer="layout" svg:x1="22.466cm" svg:y1="12.352cm" svg:x2="22.374cm" svg:y2="12.299cm">
              <text:p/>
            </draw:line>
            <draw:line draw:style-name="gr194" draw:text-style-name="P6" draw:layer="layout" svg:x1="22.558cm" svg:y1="12.299cm" svg:x2="22.466cm" svg:y2="12.246cm">
              <text:p/>
            </draw:line>
            <draw:line draw:style-name="gr195" draw:text-style-name="P6" draw:layer="layout" svg:x1="22.649cm" svg:y1="12.246cm" svg:x2="22.557cm" svg:y2="12.193cm">
              <text:p/>
            </draw:line>
            <draw:line draw:style-name="gr196" draw:text-style-name="P6" draw:layer="layout" svg:x1="22.741cm" svg:y1="12.193cm" svg:x2="22.649cm" svg:y2="12.14cm">
              <text:p/>
            </draw:line>
            <draw:line draw:style-name="gr197" draw:text-style-name="P6" draw:layer="layout" svg:x1="22.879cm" svg:y1="12.219cm" svg:x2="22.787cm" svg:y2="12.166cm">
              <text:p/>
            </draw:line>
            <draw:line draw:style-name="gr198" draw:text-style-name="P6" draw:layer="layout" svg:x1="22.833cm" svg:y1="12.14cm" svg:x2="22.741cm" svg:y2="12.087cm">
              <text:p/>
            </draw:line>
            <draw:line draw:style-name="gr199" draw:text-style-name="P6" draw:layer="layout" svg:x1="22.971cm" svg:y1="12.166cm" svg:x2="22.879cm" svg:y2="12.113cm">
              <text:p/>
            </draw:line>
            <draw:line draw:style-name="gr200" draw:text-style-name="P6" draw:layer="layout" svg:x1="22.236cm" svg:y1="12.591cm" svg:x2="22.144cm" svg:y2="12.538cm">
              <text:p/>
            </draw:line>
            <draw:line draw:style-name="gr201" draw:text-style-name="P6" draw:layer="layout" svg:x1="22.328cm" svg:y1="12.537cm" svg:x2="22.236cm" svg:y2="12.484cm">
              <text:p/>
            </draw:line>
            <draw:polygon draw:style-name="gr202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203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04" draw:text-style-name="P20" draw:layer="layout" svg:width="0.55cm" svg:height="0.317cm" svg:x="22.511cm" svg:y="12.325cm" svg:viewBox="0 0 551 318" draw:points="551,133 321,0 0,186 229,318">
              <text:p/>
            </draw:polygon>
            <draw:line draw:style-name="gr205" draw:text-style-name="P6" draw:layer="layout" svg:x1="21.961cm" svg:y1="12.537cm" svg:x2="21.869cm" svg:y2="12.484cm">
              <text:p/>
            </draw:line>
            <draw:line draw:style-name="gr206" draw:text-style-name="P6" draw:layer="layout" svg:x1="22.099cm" svg:y1="12.564cm" svg:x2="22.007cm" svg:y2="12.511cm">
              <text:p/>
            </draw:line>
          </draw:g>
        </draw:g>
        <draw:line draw:style-name="gr83" draw:text-style-name="P18" draw:layer="layout" svg:x1="20.601cm" svg:y1="12.941cm" svg:x2="19.868cm" svg:y2="12.541cm">
          <text:p/>
        </draw:line>
        <draw:path draw:style-name="gr207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08" draw:text-style-name="P22" draw:layer="layout" svg:width="2.545cm" svg:height="3.821cm" svg:x="5.013cm" svg:y="7.541cm" svg:viewBox="0 0 2546 3822" draw:points="0,2352 0,0 2546,1470 2544,3822">
          <text:p/>
        </draw:polygon>
        <draw:polygon draw:style-name="gr209" draw:text-style-name="P23" draw:layer="layout" svg:width="2.672cm" svg:height="1.542cm" svg:x="5.013cm" svg:y="7.467cm" svg:viewBox="0 0 2673 1543" draw:points="2546,1543 0,73 127,0 2673,1470">
          <text:p/>
        </draw:polygon>
        <draw:polygon draw:style-name="gr210" draw:text-style-name="P15" draw:layer="layout" svg:width="0.126cm" svg:height="2.424cm" svg:x="7.559cm" svg:y="8.937cm" svg:viewBox="0 0 127 2425" draw:points="0,2425 0,73 127,0 127,2352">
          <text:p/>
        </draw:polygon>
        <draw:polygon draw:style-name="gr211" draw:text-style-name="P22" draw:layer="layout" svg:width="2.545cm" svg:height="3.821cm" svg:x="2.467cm" svg:y="6.071cm" svg:viewBox="0 0 2546 3822" draw:points="0,2352 0,0 2546,1470 2544,3822">
          <text:p/>
        </draw:polygon>
        <draw:polygon draw:style-name="gr212" draw:text-style-name="P23" draw:layer="layout" svg:width="2.672cm" svg:height="1.542cm" svg:x="2.467cm" svg:y="5.997cm" svg:viewBox="0 0 2673 1543" draw:points="2546,1543 0,73 127,0 2673,1470">
          <text:p/>
        </draw:polygon>
        <draw:polygon draw:style-name="gr213" draw:text-style-name="P22" draw:layer="layout" svg:width="2.545cm" svg:height="3.821cm" svg:x="2.467cm" svg:y="8.423cm" svg:viewBox="0 0 2546 3822" draw:points="0,2352 0,0 2546,1470 2544,3822">
          <text:p/>
        </draw:polygon>
        <draw:polygon draw:style-name="gr214" draw:text-style-name="P22" draw:layer="layout" svg:width="2.545cm" svg:height="3.821cm" svg:x="5.013cm" svg:y="9.892cm" svg:viewBox="0 0 2546 3822" draw:points="0,2352 0,0 2546,1470 2544,3822">
          <text:p/>
        </draw:polygon>
        <draw:polygon draw:style-name="gr215" draw:text-style-name="P15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16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17" draw:text-style-name="P22" draw:layer="layout" svg:width="2.545cm" svg:height="3.821cm" svg:x="4.521cm" svg:y="10.465cm" svg:viewBox="0 0 2546 3822" draw:points="0,2352 0,0 2546,1470 2544,3822">
              <text:p/>
            </draw:polygon>
            <draw:polygon draw:style-name="gr218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19" draw:text-style-name="P23" draw:layer="layout" svg:width="2.672cm" svg:height="1.542cm" svg:x="4.521cm" svg:y="10.391cm" svg:viewBox="0 0 2673 1543" draw:points="2546,1543 0,73 127,0 2673,1470">
              <text:p/>
            </draw:polygon>
            <draw:polygon draw:style-name="gr220" draw:text-style-name="P15" draw:layer="layout" svg:width="0.126cm" svg:height="2.424cm" svg:x="7.067cm" svg:y="11.861cm" svg:viewBox="0 0 127 2425" draw:points="0,2425 0,73 127,0 127,2352">
              <text:p/>
            </draw:polygon>
            <draw:polygon draw:style-name="gr221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22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23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24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25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26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27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28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29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30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31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32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33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34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35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36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37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38" draw:text-style-name="P21" draw:layer="layout" svg:width="0.542cm" svg:height="0.531cm" svg:x="20.186cm" svg:y="12.856cm" svg:viewBox="0 0 543 532" draw:points="543,532 543,313 0,0 0,219">
              <text:p/>
            </draw:polygon>
            <draw:polygon draw:style-name="gr239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40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41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242" draw:text-style-name="P24" draw:layer="layout" svg:width="0.053cm" svg:height="0.124cm" svg:x="20.838cm" svg:y="13.137cm" svg:viewBox="0 0 54 125" draw:points="54,94 54,0 0,31 0,125">
              <text:p/>
            </draw:polygon>
            <draw:polygon draw:style-name="gr243" draw:text-style-name="P25" draw:layer="layout" svg:width="0.053cm" svg:height="0.593cm" svg:x="20.892cm" svg:y="11.854cm" svg:viewBox="0 0 54 594" draw:points="54,563 54,0 0,0 0,594">
              <text:p/>
            </draw:polygon>
            <draw:polygon draw:style-name="gr244" draw:text-style-name="P25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45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public facing)</text:span></text:p>
          </draw:text-box>
        </draw:frame>
        <draw:frame draw:style-name="gr246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47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48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49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50" draw:text-style-name="P2" draw:layer="measurelines" svg:width="3.089cm" svg:height="1.559cm" svg:x="17.637cm" svg:y="4.302cm">
          <draw:text-box>
            <text:p text:style-name="P26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251" draw:text-style-name="P2" draw:layer="measurelines" svg:width="3.05cm" svg:height="1.995cm" svg:x="20.169cm" svg:y="7.68cm">
          <draw:text-box>
            <text:p text:style-name="P27"><text:span text:style-name="T1">Speakers</text:span><text:span text:style-name="T1"><text:line-break/></text:span><text:span text:style-name="T1"> connected</text:span><text:span text:style-name="T1"><text:line-break/></text:span><text:span text:style-name="T1">to mini PC</text:span><text:span text:style-name="T1"><text:line-break/></text:span><text:span text:style-name="T1">or main laptop</text:span></text:p>
          </draw:text-box>
        </draw:frame>
        <draw:frame draw:style-name="gr252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253" draw:text-style-name="P18" draw:layer="measurelines" svg:x1="22.996cm" svg:y1="7.114cm" svg:x2="25.373cm" svg:y2="5.821cm">
          <text:p/>
        </draw:line>
        <draw:g>
          <draw:path draw:style-name="gr254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255" draw:text-style-name="P21" draw:layer="measurelines" svg:width="0.356cm" svg:height="0.676cm" svg:x="26.476cm" svg:y="5.99cm" svg:viewBox="0 0 357 677" draw:points="0,677 0,169 357,0 357,508">
            <text:p/>
          </draw:polygon>
          <draw:polygon draw:style-name="gr256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257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258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259" draw:text-style-name="P28" draw:layer="measurelines" svg:width="0.035cm" svg:height="0.067cm" svg:x="26.334cm" svg:y="6.277cm" svg:viewBox="0 0 36 68" draw:points="0,51 0,0 36,17 36,68">
            <text:p/>
          </draw:polygon>
          <draw:polygon draw:style-name="gr260" draw:text-style-name="P29" draw:layer="measurelines" svg:width="0.035cm" svg:height="0.067cm" svg:x="26.405cm" svg:y="6.311cm" svg:viewBox="0 0 36 68" draw:points="0,51 0,0 36,17 36,68">
            <text:p/>
          </draw:polygon>
        </draw:g>
        <draw:line draw:style-name="gr253" draw:text-style-name="P18" draw:layer="measurelines" svg:x1="26.378cm" svg:y1="6.352cm" svg:x2="25.373cm" svg:y2="5.847cm">
          <text:p/>
        </draw:line>
        <draw:line draw:style-name="gr253" draw:text-style-name="P18" draw:layer="measurelines" svg:x1="22.705cm" svg:y1="6.994cm" svg:x2="25.082cm" svg:y2="5.701cm">
          <text:p/>
        </draw:line>
        <draw:line draw:style-name="gr253" draw:text-style-name="P18" draw:layer="measurelines" svg:x1="25.079cm" svg:y1="5.727cm" svg:x2="24.074cm" svg:y2="5.222cm">
          <text:p/>
        </draw:line>
        <draw:g>
          <draw:path draw:style-name="gr261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262" draw:text-style-name="P21" draw:layer="measurelines" svg:width="0.356cm" svg:height="0.676cm" svg:x="24.086cm" svg:y="4.693cm" svg:viewBox="0 0 357 677" draw:points="0,677 0,169 357,0 357,508">
            <text:p/>
          </draw:polygon>
          <draw:polygon draw:style-name="gr263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264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265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266" draw:text-style-name="P28" draw:layer="measurelines" svg:width="0.035cm" svg:height="0.067cm" svg:x="23.944cm" svg:y="4.98cm" svg:viewBox="0 0 36 68" draw:points="0,51 0,0 36,17 36,68">
            <text:p/>
          </draw:polygon>
          <draw:polygon draw:style-name="gr267" draw:text-style-name="P29" draw:layer="measurelines" svg:width="0.035cm" svg:height="0.067cm" svg:x="24.015cm" svg:y="5.014cm" svg:viewBox="0 0 36 68" draw:points="0,51 0,0 36,17 36,68">
            <text:p/>
          </draw:polygon>
        </draw:g>
        <draw:line draw:style-name="gr253" draw:text-style-name="P18" draw:layer="measurelines" svg:x1="22.631cm" svg:y1="6.735cm" svg:x2="24.453cm" svg:y2="5.761cm">
          <text:p/>
        </draw:line>
        <draw:g>
          <draw:path draw:style-name="gr268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269" draw:text-style-name="P21" draw:layer="measurelines" svg:width="0.356cm" svg:height="0.676cm" svg:x="21.881cm" svg:y="3.661cm" svg:viewBox="0 0 357 677" draw:points="0,677 0,169 357,0 357,508">
            <text:p/>
          </draw:polygon>
          <draw:polygon draw:style-name="gr270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271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272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273" draw:text-style-name="P28" draw:layer="measurelines" svg:width="0.035cm" svg:height="0.067cm" svg:x="21.739cm" svg:y="3.948cm" svg:viewBox="0 0 36 68" draw:points="0,51 0,0 36,17 36,68">
            <text:p/>
          </draw:polygon>
          <draw:polygon draw:style-name="gr274" draw:text-style-name="P29" draw:layer="measurelines" svg:width="0.035cm" svg:height="0.067cm" svg:x="21.81cm" svg:y="3.982cm" svg:viewBox="0 0 36 68" draw:points="0,51 0,0 36,17 36,68">
            <text:p/>
          </draw:polygon>
        </draw:g>
        <draw:line draw:style-name="gr253" draw:text-style-name="P18" draw:layer="measurelines" svg:x1="24.477cm" svg:y1="5.775cm" svg:x2="21.796cm" svg:y2="4.445cm">
          <text:p/>
        </draw:line>
        <draw:g>
          <draw:g>
            <draw:path draw:style-name="gr275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276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277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278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279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80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281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282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283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284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285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286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287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288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289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290" draw:text-style-name="P5" draw:layer="layout" svg:width="0.772cm" svg:height="0.447cm" svg:x="22.364cm" svg:y="7.303cm" svg:viewBox="0 0 773 448" draw:points="258,0 0,149 0,298 258,448 516,448 773,298">
            <text:p/>
          </draw:polygon>
          <draw:polygon draw:style-name="gr291" draw:text-style-name="P15" draw:layer="layout" svg:width="0.257cm" svg:height="0.447cm" svg:x="22.88cm" svg:y="7.825cm" svg:viewBox="0 0 258 448" draw:points="258,298 258,0 0,149 0,448">
            <text:p/>
          </draw:polygon>
          <draw:polygon draw:style-name="gr292" draw:text-style-name="P16" draw:layer="layout" svg:width="0.257cm" svg:height="0.297cm" svg:x="22.622cm" svg:y="7.974cm" svg:viewBox="0 0 258 298" draw:points="258,298 258,0 0,0 0,298">
            <text:p/>
          </draw:polygon>
          <draw:polygon draw:style-name="gr293" draw:text-style-name="P16" draw:layer="layout" svg:width="0.257cm" svg:height="0.447cm" svg:x="22.364cm" svg:y="7.825cm" svg:viewBox="0 0 258 448" draw:points="258,448 258,149 0,0 0,298">
            <text:p/>
          </draw:polygon>
          <draw:polygon draw:style-name="gr294" draw:text-style-name="P7" draw:layer="layout" svg:width="0.257cm" svg:height="0.372cm" svg:x="22.88cm" svg:y="7.601cm" svg:viewBox="0 0 258 373" draw:points="258,224 258,0 0,149 0,373">
            <text:p/>
          </draw:polygon>
          <draw:polygon draw:style-name="gr295" draw:text-style-name="P17" draw:layer="layout" svg:width="0.257cm" svg:height="0.223cm" svg:x="22.622cm" svg:y="7.751cm" svg:viewBox="0 0 258 224" draw:points="258,224 258,0 0,0 0,224">
            <text:p/>
          </draw:polygon>
          <draw:polygon draw:style-name="gr296" draw:text-style-name="P4" draw:layer="layout" svg:width="0.257cm" svg:height="0.372cm" svg:x="22.364cm" svg:y="7.601cm" svg:viewBox="0 0 258 373" draw:points="258,373 258,149 0,0 0,224">
            <text:p/>
          </draw:polygon>
          <draw:polygon draw:style-name="gr297" draw:text-style-name="P4" draw:layer="layout" svg:width="0.257cm" svg:height="0.223cm" svg:x="22.88cm" svg:y="8.124cm" svg:viewBox="0 0 258 224" draw:points="258,75 258,0 0,149 0,224">
            <text:p/>
          </draw:polygon>
          <draw:polygon draw:style-name="gr298" draw:text-style-name="P17" draw:layer="layout" svg:width="0.257cm" svg:height="0.074cm" svg:x="22.622cm" svg:y="8.273cm" svg:viewBox="0 0 258 75" draw:points="258,75 258,0 0,0 0,75">
            <text:p/>
          </draw:polygon>
          <draw:polygon draw:style-name="gr299" draw:text-style-name="P4" draw:layer="layout" svg:width="0.257cm" svg:height="0.223cm" svg:x="22.364cm" svg:y="8.124cm" svg:viewBox="0 0 258 224" draw:points="258,224 258,149 0,0 0,75">
            <text:p/>
          </draw:polygon>
          <draw:polygon draw:style-name="gr300" draw:text-style-name="P9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301" draw:text-style-name="P2" draw:layer="measurelines" svg:width="3.897cm" svg:height="1.123cm" svg:x="23.3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02" draw:text-style-name="P3" draw:layer="layout" svg:width="1.091cm" svg:height="0.624cm" svg:x="19.688cm" svg:y="13.859cm" svg:viewBox="0 0 1092 625" svg:d="M0 625c0 0 828-230 1018-405 176-161-1-220-127-220 0 80-891 588-891 625z">
            <text:p/>
          </draw:path>
          <draw:g>
            <draw:polygon draw:style-name="gr303" draw:text-style-name="P5" draw:layer="layout" svg:width="2.155cm" svg:height="1.245cm" svg:x="18.413cm" svg:y="13.325cm" svg:viewBox="0 0 2156 1246" draw:points="871,1246 2156,504 1285,0 0,742">
              <text:p/>
            </draw:polygon>
            <draw:polygon draw:style-name="gr304" draw:text-style-name="P19" draw:layer="layout" svg:width="1.421cm" svg:height="0.821cm" svg:x="18.642cm" svg:y="13.458cm" svg:viewBox="0 0 1422 822" draw:points="1422,212 1055,0 0,610 367,822">
              <text:p/>
            </draw:polygon>
            <draw:polygon draw:style-name="gr305" draw:text-style-name="P7" draw:layer="layout" svg:width="1.284cm" svg:height="1.908cm" svg:x="18.413cm" svg:y="12.158cm" svg:viewBox="0 0 1285 1909" draw:points="1285,1167 1285,0 0,742 0,1909">
              <text:p/>
            </draw:polygon>
            <draw:polygon draw:style-name="gr306" draw:text-style-name="P8" draw:layer="layout" svg:width="1.192cm" svg:height="1.669cm" svg:x="18.458cm" svg:y="12.238cm" svg:viewBox="0 0 1193 1670" draw:points="1193,981 1193,0 0,689 0,1670">
              <text:p/>
            </draw:polygon>
            <draw:polygon draw:style-name="gr307" draw:text-style-name="P5" draw:layer="layout" svg:width="1.329cm" svg:height="0.768cm" svg:x="18.367cm" svg:y="12.132cm" svg:viewBox="0 0 1330 769" draw:points="46,769 1330,27 1285,0 0,742">
              <text:p/>
            </draw:polygon>
            <draw:polygon draw:style-name="gr308" draw:text-style-name="P4" draw:layer="layout" svg:width="0.045cm" svg:height="1.192cm" svg:x="18.367cm" svg:y="12.874cm" svg:viewBox="0 0 46 1193" draw:points="46,1193 46,27 0,0 0,1167">
              <text:p/>
            </draw:polygon>
            <draw:polygon draw:style-name="gr309" draw:text-style-name="P4" draw:layer="layout" svg:width="0.87cm" svg:height="0.635cm" svg:x="18.413cm" svg:y="14.067cm" svg:viewBox="0 0 871 636" draw:points="871,636 871,504 0,0 0,133">
              <text:p/>
            </draw:polygon>
            <draw:line draw:style-name="gr310" draw:text-style-name="P6" draw:layer="layout" svg:x1="19.972cm" svg:y1="13.617cm" svg:x2="18.917cm" svg:y2="14.227cm">
              <text:p/>
            </draw:line>
            <draw:line draw:style-name="gr311" draw:text-style-name="P6" draw:layer="layout" svg:x1="19.88cm" svg:y1="13.564cm" svg:x2="18.825cm" svg:y2="14.174cm">
              <text:p/>
            </draw:line>
            <draw:line draw:style-name="gr312" draw:text-style-name="P6" draw:layer="layout" svg:x1="19.788cm" svg:y1="13.511cm" svg:x2="18.733cm" svg:y2="14.121cm">
              <text:p/>
            </draw:line>
            <draw:line draw:style-name="gr313" draw:text-style-name="P6" draw:layer="layout" svg:x1="18.872cm" svg:y1="14.041cm" svg:x2="18.78cm" svg:y2="13.988cm">
              <text:p/>
            </draw:line>
            <draw:line draw:style-name="gr314" draw:text-style-name="P6" draw:layer="layout" svg:x1="18.963cm" svg:y1="13.988cm" svg:x2="18.871cm" svg:y2="13.935cm">
              <text:p/>
            </draw:line>
            <draw:line draw:style-name="gr315" draw:text-style-name="P6" draw:layer="layout" svg:x1="19.055cm" svg:y1="13.935cm" svg:x2="18.963cm" svg:y2="13.882cm">
              <text:p/>
            </draw:line>
            <draw:line draw:style-name="gr316" draw:text-style-name="P6" draw:layer="layout" svg:x1="19.009cm" svg:y1="14.067cm" svg:x2="18.917cm" svg:y2="14.014cm">
              <text:p/>
            </draw:line>
            <draw:line draw:style-name="gr317" draw:text-style-name="P6" draw:layer="layout" svg:x1="19.101cm" svg:y1="14.014cm" svg:x2="19.009cm" svg:y2="13.961cm">
              <text:p/>
            </draw:line>
            <draw:line draw:style-name="gr318" draw:text-style-name="P6" draw:layer="layout" svg:x1="19.192cm" svg:y1="13.961cm" svg:x2="19.1cm" svg:y2="13.908cm">
              <text:p/>
            </draw:line>
            <draw:line draw:style-name="gr319" draw:text-style-name="P6" draw:layer="layout" svg:x1="19.147cm" svg:y1="13.882cm" svg:x2="19.055cm" svg:y2="13.829cm">
              <text:p/>
            </draw:line>
            <draw:line draw:style-name="gr320" draw:text-style-name="P6" draw:layer="layout" svg:x1="19.284cm" svg:y1="13.908cm" svg:x2="19.192cm" svg:y2="13.855cm">
              <text:p/>
            </draw:line>
            <draw:line draw:style-name="gr321" draw:text-style-name="P6" draw:layer="layout" svg:x1="19.239cm" svg:y1="13.829cm" svg:x2="19.147cm" svg:y2="13.776cm">
              <text:p/>
            </draw:line>
            <draw:line draw:style-name="gr322" draw:text-style-name="P6" draw:layer="layout" svg:x1="19.33cm" svg:y1="13.776cm" svg:x2="19.238cm" svg:y2="13.723cm">
              <text:p/>
            </draw:line>
            <draw:line draw:style-name="gr323" draw:text-style-name="P6" draw:layer="layout" svg:x1="19.422cm" svg:y1="13.723cm" svg:x2="19.33cm" svg:y2="13.67cm">
              <text:p/>
            </draw:line>
            <draw:line draw:style-name="gr324" draw:text-style-name="P6" draw:layer="layout" svg:x1="19.376cm" svg:y1="13.855cm" svg:x2="19.284cm" svg:y2="13.802cm">
              <text:p/>
            </draw:line>
            <draw:line draw:style-name="gr325" draw:text-style-name="P6" draw:layer="layout" svg:x1="19.468cm" svg:y1="13.802cm" svg:x2="19.376cm" svg:y2="13.749cm">
              <text:p/>
            </draw:line>
            <draw:line draw:style-name="gr326" draw:text-style-name="P6" draw:layer="layout" svg:x1="19.559cm" svg:y1="13.749cm" svg:x2="19.467cm" svg:y2="13.696cm">
              <text:p/>
            </draw:line>
            <draw:line draw:style-name="gr327" draw:text-style-name="P6" draw:layer="layout" svg:x1="19.514cm" svg:y1="13.67cm" svg:x2="19.422cm" svg:y2="13.617cm">
              <text:p/>
            </draw:line>
            <draw:line draw:style-name="gr328" draw:text-style-name="P6" draw:layer="layout" svg:x1="19.651cm" svg:y1="13.696cm" svg:x2="19.559cm" svg:y2="13.643cm">
              <text:p/>
            </draw:line>
            <draw:line draw:style-name="gr329" draw:text-style-name="P6" draw:layer="layout" svg:x1="19.605cm" svg:y1="13.617cm" svg:x2="19.513cm" svg:y2="13.564cm">
              <text:p/>
            </draw:line>
            <draw:line draw:style-name="gr330" draw:text-style-name="P6" draw:layer="layout" svg:x1="19.697cm" svg:y1="13.564cm" svg:x2="19.605cm" svg:y2="13.511cm">
              <text:p/>
            </draw:line>
            <draw:line draw:style-name="gr331" draw:text-style-name="P6" draw:layer="layout" svg:x1="19.743cm" svg:y1="13.643cm" svg:x2="19.651cm" svg:y2="13.59cm">
              <text:p/>
            </draw:line>
            <draw:line draw:style-name="gr332" draw:text-style-name="P6" draw:layer="layout" svg:x1="19.147cm" svg:y1="14.094cm" svg:x2="19.055cm" svg:y2="14.041cm">
              <text:p/>
            </draw:line>
            <draw:line draw:style-name="gr333" draw:text-style-name="P6" draw:layer="layout" svg:x1="19.239cm" svg:y1="14.041cm" svg:x2="19.147cm" svg:y2="13.988cm">
              <text:p/>
            </draw:line>
            <draw:line draw:style-name="gr334" draw:text-style-name="P6" draw:layer="layout" svg:x1="19.33cm" svg:y1="13.988cm" svg:x2="19.238cm" svg:y2="13.935cm">
              <text:p/>
            </draw:line>
            <draw:line draw:style-name="gr335" draw:text-style-name="P6" draw:layer="layout" svg:x1="19.376cm" svg:y1="14.067cm" svg:x2="19.284cm" svg:y2="14.014cm">
              <text:p/>
            </draw:line>
            <draw:line draw:style-name="gr336" draw:text-style-name="P6" draw:layer="layout" svg:x1="19.468cm" svg:y1="14.014cm" svg:x2="19.376cm" svg:y2="13.961cm">
              <text:p/>
            </draw:line>
            <draw:line draw:style-name="gr337" draw:text-style-name="P6" draw:layer="layout" svg:x1="19.422cm" svg:y1="13.935cm" svg:x2="19.33cm" svg:y2="13.882cm">
              <text:p/>
            </draw:line>
            <draw:line draw:style-name="gr338" draw:text-style-name="P6" draw:layer="layout" svg:x1="19.514cm" svg:y1="13.882cm" svg:x2="19.422cm" svg:y2="13.829cm">
              <text:p/>
            </draw:line>
            <draw:line draw:style-name="gr339" draw:text-style-name="P6" draw:layer="layout" svg:x1="19.605cm" svg:y1="13.829cm" svg:x2="19.513cm" svg:y2="13.776cm">
              <text:p/>
            </draw:line>
            <draw:line draw:style-name="gr340" draw:text-style-name="P6" draw:layer="layout" svg:x1="19.697cm" svg:y1="13.776cm" svg:x2="19.605cm" svg:y2="13.723cm">
              <text:p/>
            </draw:line>
            <draw:line draw:style-name="gr341" draw:text-style-name="P6" draw:layer="layout" svg:x1="19.835cm" svg:y1="13.802cm" svg:x2="19.743cm" svg:y2="13.749cm">
              <text:p/>
            </draw:line>
            <draw:line draw:style-name="gr342" draw:text-style-name="P6" draw:layer="layout" svg:x1="19.789cm" svg:y1="13.723cm" svg:x2="19.697cm" svg:y2="13.67cm">
              <text:p/>
            </draw:line>
            <draw:line draw:style-name="gr343" draw:text-style-name="P6" draw:layer="layout" svg:x1="19.927cm" svg:y1="13.749cm" svg:x2="19.835cm" svg:y2="13.696cm">
              <text:p/>
            </draw:line>
            <draw:line draw:style-name="gr344" draw:text-style-name="P6" draw:layer="layout" svg:x1="19.192cm" svg:y1="14.174cm" svg:x2="19.1cm" svg:y2="14.121cm">
              <text:p/>
            </draw:line>
            <draw:line draw:style-name="gr345" draw:text-style-name="P6" draw:layer="layout" svg:x1="19.284cm" svg:y1="14.12cm" svg:x2="19.192cm" svg:y2="14.067cm">
              <text:p/>
            </draw:line>
            <draw:polygon draw:style-name="gr346" draw:text-style-name="P7" draw:layer="layout" svg:width="1.284cm" svg:height="0.874cm" svg:x="19.284cm" svg:y="13.829cm" svg:viewBox="0 0 1285 875" draw:points="1285,133 1285,0 0,742 0,875">
              <text:p/>
            </draw:polygon>
            <draw:polygon draw:style-name="gr347" draw:text-style-name="P9" draw:layer="layout" svg:width="2.201cm" svg:height="2.571cm" svg:x="18.366cm" svg:y="12.132cm" svg:viewBox="0 0 2202 2572" draw:points="1285,0 0,742 0,1909 46,1936 46,2068 918,2572 2202,1830 2202,1697 1331,1193 1331,27">
              <text:p/>
            </draw:polygon>
            <draw:polygon draw:style-name="gr348" draw:text-style-name="P20" draw:layer="layout" svg:width="0.55cm" svg:height="0.317cm" svg:x="19.467cm" svg:y="13.908cm" svg:viewBox="0 0 551 318" draw:points="551,133 321,0 0,186 229,318">
              <text:p/>
            </draw:polygon>
            <draw:line draw:style-name="gr349" draw:text-style-name="P6" draw:layer="layout" svg:x1="18.917cm" svg:y1="14.12cm" svg:x2="18.825cm" svg:y2="14.067cm">
              <text:p/>
            </draw:line>
            <draw:line draw:style-name="gr350" draw:text-style-name="P6" draw:layer="layout" svg:x1="19.055cm" svg:y1="14.147cm" svg:x2="18.963cm" svg:y2="14.094cm">
              <text:p/>
            </draw:line>
          </draw:g>
        </draw:g>
        <draw:frame draw:style-name="gr247" draw:text-style-name="P2" draw:layer="layout" svg:width="2.542cm" svg:height="1.559cm" svg:x="19.459cm" svg:y="14.312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9:00:33.591000000</meta:creation-date>
    <dc:date>2019-06-30T17:50:05.174000000</dc:date>
    <meta:editing-duration>PT1H27M6S</meta:editing-duration>
    <meta:editing-cycles>11</meta:editing-cycles>
    <meta:generator>LibreOffice/6.2.3.2$Windows_X86_64 LibreOffice_project/aecc05fe267cc68dde00352a451aa867b3b546ac</meta:generator>
    <meta:document-statistic meta:object-count="408"/>
  </office:meta>
</office:document-meta>
</file>